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Implementation of Bionet 2</text:p>
      <text:p text:style-name="Standard"/>
      <text:h text:style-name="Heading_20_1" text:outline-level="1">Misc</text:h>
      <text:p text:style-name="Text_20_body_20_indent">Event loop, not threaded</text:p>
      <text:h text:style-name="Heading_20_1" text:outline-level="1">CAL</text:h>
      <text:h text:style-name="Heading_20_2" text:outline-level="2">Peer Discovery</text:h>
      <text:p text:style-name="Text_20_body_20_indent">API:</text:p>
      <text:p text:style-name="Text_20_body_20_indent">// common:</text:p>
      <text:p text:style-name="Text_20_body_20_indent">typedef struct {</text:p>
      <text:p text:style-name="Text_20_body_20_indent"><text:tab/>char *peer_name; <text:s/>// freeform ascii string</text:p>
      <text:p text:style-name="Text_20_body_20_indent"><text:tab/>pubkey_t *public_key;</text:p>
      <text:p text:style-name="Text_20_body_20_indent"><text:tab/>delivery_endpoint_t delivery_vector[]; <text:s/>// null terminated or something</text:p>
      <text:p text:style-name="Text_20_body_20_indent"><text:tab/>char *identity_certificate</text:p>
      <text:p text:style-name="Text_20_body_20_indent">} peer_descriptor_t;</text:p>
      <text:p text:style-name="Text_20_body_20_indent"/>
      <text:p text:style-name="Text_20_body_20_indent">// used by HABs:</text:p>
      <text:p text:style-name="Text_20_body_20_indent">peer_t *announce_me(new_peer_t *me);</text:p>
      <text:p text:style-name="Text_20_body_20_indent"/>
      <text:p text:style-name="Text_20_body_20_indent">// used by Clients:</text:p>
      <text:p text:style-name="Text_20_body_20_indent">void cb_new_peer(peer_descriptor_t *new_peer);</text:p>
      <text:p text:style-name="Text_20_body_20_indent">void cb_lost_peer(peer_descriptor_t *lost_peer);</text:p>
      <text:p text:style-name="Text_20_body_20_indent">subscribe_peer_list(cb_new_peer, cb_lost_peer);</text:p>
      <text:h text:style-name="Heading_20_2" text:outline-level="2">Information Exchange Protocol</text:h>
      <text:p text:style-name="Text_20_body_20_indent">API:</text:p>
      <text:p text:style-name="Text_20_body_20_indent">// used by HABs</text:p>
      <text:p text:style-name="Text_20_body_20_indent">void announce_new_subscription_topics()</text:p>
      <text:p text:style-name="Text_20_body_20_indent"/>
      <text:p text:style-name="Text_20_body_20_indent">// used by Clients</text:p>
      <text:p text:style-name="Text_20_body_20_indent">subscribe_peers_subscription_topics(peer_descriptor_t *peer, *cb_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ans" fo:font-size="12pt" fo:language="en" fo:country="US" style:letter-kerning="true" style:font-name-asian="Bitstream Vera Sans2" style:font-size-asian="10.5pt" style:language-asian="zxx" style:country-asian="none" style:font-name-complex="Bitstream Vera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7-12-11T15:00:50</meta:creation-date>
    <dc:date>2007-12-11T15:45:23</dc:date>
    <dc:language>en-US</dc:language>
    <meta:editing-cycles>2</meta:editing-cycles>
    <meta:editing-duration>PT29M2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5" meta:word-count="107" meta:character-count="673"/>
  </office:meta>
</office:document-meta>
</file>